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4.064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1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5pt solid #000000" fo:padding="0.035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wrap-option="wrap" fo:border-left="1.5pt solid #000000" fo:padding="0.035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fo:border="none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74pt solid #000000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 style:data-style-name="N37">
      <style:table-cell-properties style:text-align-source="fix" style:repeat-content="false" fo:wrap-option="wrap" fo:border="0.74pt solid #000000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padding="0.035cm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37">
      <style:table-cell-properties fo:border-bottom="0.74pt solid #000000" style:text-align-source="fix" style:repeat-content="false" fo:wrap-option="wrap" fo:border-left="0.74pt solid #000000" fo:padding="0.035cm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7"/>
        <table:table-column table:style-name="co7" table:default-cell-style-name="ce3"/>
        <table:table-column table:style-name="co8" table:default-cell-style-name="ce3"/>
        <table:table-column table:style-name="co9" table:number-columns-repeated="1014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-story</text:p>
          </table:table-cell>
          <table:table-cell table:style-name="ce1" office:value-type="string" calcext:value-type="string" table:number-columns-spanned="3" table:number-rows-spanned="1">
            <text:p>Niveau de <text:s/>Difficulté</text:p>
          </table:table-cell>
          <table:covered-table-cell table:number-columns-repeated="2" table:style-name="ce1"/>
          <table:table-cell table:style-name="ce5" office:value-type="string" calcext:value-type="string">
            <text:p>ToDo</text:p>
          </table:table-cell>
          <table:table-cell table:style-name="ce8" office:value-type="string" calcext:value-type="string">
            <text:p>Doing</text:p>
          </table:table-cell>
          <table:table-cell table:style-name="ce10" office:value-type="string" calcext:value-type="string">
            <text:p>Done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lease 0,1,0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" office:value-type="string" calcext:value-type="string" table:number-columns-spanned="1" table:number-rows-spanned="2">
            <text:p>Sauvegarder</text:p>
          </table:table-cell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1" office:value-type="string" calcext:value-type="string">
            <text:p>#1 Classe Point</text:p>
          </table:table-cell>
          <table:table-cell table:style-name="ce4" office:value-type="string" calcext:value-type="string">
            <text:p>15min</text:p>
          </table:table-cell>
          <table:table-cell table:style-name="ce6"/>
          <table:table-cell table:style-name="ce9"/>
          <table:table-cell table:style-name="ce11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2">
            <text:p>N°6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lasse FileRep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 table:number-columns-spanned="1" table:number-rows-spanned="4">
            <text:p>Lecture vidéo</text:p>
          </table:table-cell>
          <table:table-cell table:style-name="ce1" office:value-type="float" office:value="28" calcext:value-type="float" table:number-columns-spanned="1" table:number-rows-spanned="4">
            <text:p>28</text:p>
          </table:table-cell>
          <table:table-cell table:style-name="ce1" office:value-type="string" calcext:value-type="string">
            <text:p>#1 Créer le menu</text:p>
          </table:table-cell>
          <table:table-cell table:style-name="ce1" office:value-type="string" calcext:value-type="string">
            <text:p>10m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4">
            <text:p>N°1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importer une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3 Créer une méthode pour lire la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4 Faire le lien avec le Controller et la vue</text:p>
          </table:table-cell>
          <table:table-cell table:style-name="ce1" office:value-type="string" calcext:value-type="string">
            <text:p>5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cture vidéo image/im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#1 Créer une méthode pour avancer d’une image</text:p>
          </table:table-cell>
          <table:table-cell table:style-name="ce1" office:value-type="string" calcext:value-type="string">
            <text:p>15m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<text:span text:style-name="T1">N°</text:span>2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1" office:value-type="string" calcext:value-type="string" table:number-columns-spanned="1" table:number-rows-spanned="2">
            <text:p>Afficher les graphiques de vitesses et de position</text:p>
          </table:table-cell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1" office:value-type="string" calcext:value-type="string">
            <text:p>#1 Créer une classe Graph</text:p>
          </table:table-cell>
          <table:table-cell table:style-name="ce1" office:value-type="string" calcext:value-type="string">
            <text:p>30min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2">
            <text:p>N°7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2# Créer une méthode pour construire un graph à partir d’un tableau 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er des raccourcis au sous men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#1 Lier les raccourcis clavier au sous-menus</text:p>
          </table:table-cell>
          <table:table-cell table:style-name="ce1" office:value-type="string" calcext:value-type="string">
            <text:p>30min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<text:span text:style-name="T1">N°</text:span>10 optionne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6" calcext:value-type="float" table:number-columns-spanned="1" table:number-rows-spanned="4">
            <text:p>6</text:p>
          </table:table-cell>
          <table:table-cell table:style-name="ce1" office:value-type="string" calcext:value-type="string" table:number-columns-spanned="1" table:number-rows-spanned="4">
            <text:p>Se déplacer sur la vidéo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>
            <text:p>#1 Créer un bouton et une méthode pour revenir au début de la vidéo</text:p>
          </table:table-cell>
          <table:table-cell table:style-name="ce1" office:value-type="string" calcext:value-type="string">
            <text:p>30min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4">
            <text:p>N°9 optionnel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revenir une image en arrière</text:p>
          </table:table-cell>
          <table:table-cell table:style-name="ce1" office:value-type="string" calcext:value-type="string">
            <text:p>1h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3 Créer un bouton et une méthode pour aller à la fin de la vidéo</text:p>
          </table:table-cell>
          <table:table-cell table:style-name="ce1" office:value-type="string" calcext:value-type="string">
            <text:p>30min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4 Créer une échelle pour se déplacer sur la vidéo</text:p>
          </table:table-cell>
          <table:table-cell table:style-name="ce1" office:value-type="string" calcext:value-type="string">
            <text:p>1h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jouter un repère sur la vidé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#1 Créer un bouton et une méthode pour ajouter un repère sur la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N°3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jouter une échelle de longueu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#1 Créer un bouton et une méthode pour ajouter une échelle de longueur sur la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N°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1" office:value-type="string" calcext:value-type="string" table:number-columns-spanned="1" table:number-rows-spanned="2">
            <text:p>Pointer sur chaque image de la vidéo</text:p>
          </table:table-cell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1" office:value-type="string" calcext:value-type="string">
            <text:p>1# Créer un bouton et une méthode pour construire les points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2">
            <text:p>N°5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enregistrer les points dans un tableau</text:p>
          </table:table-cell>
          <table:table-cell table:style-name="ce1" office:value-type="string" calcext:value-type="string">
            <text:p>1h30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voir un tableau des position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#1 Créer une classe tableau pour afficher un tableau dans une nouvelle fenêtre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N°8 optionnel</text:p>
          </table:table-cell>
          <table:table-cell table:style-name="ce1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21:19:12.453571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4:47:28.510454223</meta:creation-date>
    <dc:date>2022-05-12T21:19:59.417598453</dc:date>
    <meta:editing-duration>PT3H6M21S</meta:editing-duration>
    <meta:editing-cycles>13</meta:editing-cycles>
    <meta:generator>LibreOffice/6.4.7.2$Linux_X86_64 LibreOffice_project/40$Build-2</meta:generator>
    <meta:document-statistic meta:table-count="1" meta:cell-count="112" meta:object-count="0"/>
  </office:meta>
</office:document-meta>
</file>